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id="id3" draw:layer="layout" svg:width="2.75cm" svg:height="1cm" svg:x="10.5cm" svg:y="6cm">
          <text:p text:style-name="P1">/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2.75cm" svg:height="1cm" svg:x="10.5cm" svg:y="8.75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1" draw:text-style-name="P2" draw:id="id10" draw:layer="layout" svg:width="2.75cm" svg:height="1cm" svg:x="10.5cm" svg:y="13.25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2.75cm" svg:height="1cm" svg:x="14.5cm" svg:y="8.75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1" draw:text-style-name="P2" draw:id="id21" draw:layer="layout" svg:width="2.75cm" svg:height="1cm" svg:x="6.75cm" svg:y="6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2.75cm" svg:height="1cm" svg:x="10.5cm" svg:y="11cm">
          <text:p text:style-name="P1">^*</text:p>
          <draw:enhanced-geometry svg:viewBox="0 0 21600 21600" draw:type="rectangle" draw:enhanced-path="M 0 0 L 21600 0 21600 21600 0 21600 0 0 Z N"/>
        </draw:custom-shape>
        <draw:custom-shape draw:style-name="gr1" draw:text-style-name="P2" draw:id="id8" draw:layer="layout" svg:width="2.75cm" svg:height="1cm" svg:x="14.5cm" svg:y="13.25cm">
          <text:p text:style-name="P1">^\n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2.75cm" svg:height="1cm" svg:x="3.25cm" svg:y="6cm">
          <text:p text:style-name="P1">sp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6" draw:layer="layout" svg:width="2.5cm" svg:height="1cm" svg:x="19.5cm" svg:y="6cm">
          <text:p text:style-name="P1">'</text:p>
          <draw:enhanced-geometry svg:viewBox="0 0 21600 21600" draw:type="rectangle" draw:enhanced-path="M 0 0 L 21600 0 21600 21600 0 21600 0 0 Z N"/>
        </draw:custom-shape>
        <draw:custom-shape draw:style-name="gr1" draw:text-style-name="P2" draw:id="id17" draw:layer="layout" svg:width="2.75cm" svg:height="1cm" svg:x="23.75cm" svg:y="6cm">
          <text:p text:style-name="P1">“</text:p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1.25cm" svg:height="1.25cm" svg:x="4cm" svg:y="8.7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2" draw:layer="layout" draw:type="curve" svg:x1="4.624cm" svg:y1="8.75cm" svg:x2="4.625cm" svg:y2="7cm" draw:start-shape="id1" draw:start-glue-point="4" draw:end-shape="id2" draw:end-glue-point="2" svg:d="m4624 8750c0-1312 1-438 1-1750">
          <text:p/>
        </draw:connector>
        <draw:connector draw:style-name="gr3" draw:text-style-name="P2" draw:layer="layout" draw:type="curve" svg:x1="11.875cm" svg:y1="7cm" svg:x2="11.875cm" svg:y2="8.75cm" draw:start-shape="id3" draw:start-glue-point="2" draw:end-shape="id4" draw:end-glue-point="0" svg:d="m11875 7000v1750">
          <text:p/>
        </draw:connector>
        <draw:connector draw:style-name="gr3" draw:text-style-name="P2" draw:layer="layout" draw:type="curve" svg:x1="15.875cm" svg:y1="7cm" svg:x2="15.875cm" svg:y2="8.75cm" draw:start-shape="id5" draw:start-glue-point="2" draw:end-shape="id6" draw:end-glue-point="0" svg:d="m15875 7000v1750">
          <text:p/>
        </draw:connector>
        <draw:connector draw:style-name="gr3" draw:text-style-name="P2" draw:layer="layout" draw:type="curve" svg:x1="11.875cm" svg:y1="9.75cm" svg:x2="11.875cm" svg:y2="11cm" draw:start-shape="id4" draw:start-glue-point="2" draw:end-shape="id7" draw:end-glue-point="0" svg:d="m11875 9750v1250">
          <text:p/>
        </draw:connector>
        <draw:connector draw:style-name="gr3" draw:text-style-name="P2" draw:layer="layout" draw:type="curve" svg:x1="15.875cm" svg:y1="14.25cm" svg:x2="15.875cm" svg:y2="15.5cm" draw:start-shape="id8" draw:start-glue-point="2" draw:end-shape="id9" draw:end-glue-point="0" svg:d="m15875 14250v1250">
          <text:p/>
        </draw:connector>
        <draw:connector draw:style-name="gr3" draw:text-style-name="P2" draw:layer="layout" draw:type="curve" svg:x1="11.875cm" svg:y1="12cm" svg:x2="11.875cm" svg:y2="13.25cm" draw:start-shape="id7" draw:start-glue-point="2" draw:end-shape="id10" draw:end-glue-point="0" svg:d="m11875 12000v1250">
          <text:p/>
        </draw:connector>
        <draw:connector draw:style-name="gr3" draw:text-style-name="P2" draw:layer="layout" draw:type="curve" svg:x1="11.875cm" svg:y1="14.25cm" svg:x2="11.875cm" svg:y2="15.5cm" draw:start-shape="id10" draw:start-glue-point="2" draw:end-shape="id11" svg:d="m11875 14250v1250">
          <text:p/>
        </draw:connector>
        <draw:custom-shape draw:style-name="gr2" draw:text-style-name="P2" draw:id="id12" draw:layer="layout" svg:width="1.5cm" svg:height="1.5cm" svg:x="11.25cm" svg:y="1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id="id13" draw:layer="layout" svg:width="1.5cm" svg:height="1.5cm" svg:x="12.75cm" svg:y="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curve" svg:x1="11.875cm" svg:y1="16.5cm" svg:x2="11.999cm" svg:y2="17.5cm" draw:start-shape="id11" draw:start-glue-point="2" draw:end-shape="id12" draw:end-glue-point="4" svg:d="m11875 16500c0 750 124 250 124 1000">
          <text:p/>
        </draw:connector>
        <draw:connector draw:style-name="gr3" draw:text-style-name="P2" draw:layer="layout" draw:type="curve" svg:x1="15.875cm" svg:y1="16.5cm" svg:x2="12.75cm" svg:y2="18.249cm" draw:start-shape="id9" draw:start-glue-point="2" draw:end-shape="id12" draw:end-glue-point="7" svg:d="m15875 16500c0 1166-1041 1749-3125 1749">
          <text:p/>
        </draw:connector>
        <draw:connector draw:style-name="gr3" draw:text-style-name="P2" draw:layer="layout" draw:line-skew="-9cm" svg:x1="11.25cm" svg:y1="18.249cm" svg:x2="13.499cm" svg:y2="2cm" draw:start-shape="id12" draw:start-glue-point="5" draw:end-shape="id13" draw:end-glue-point="4" svg:d="m11250 18249h-9500v-16749h11749v500">
          <text:p/>
        </draw:connector>
        <draw:connector draw:style-name="gr3" draw:text-style-name="P2" draw:layer="layout" draw:type="curve" svg:x1="20.75cm" svg:y1="16.5cm" svg:x2="12.75cm" svg:y2="18.249cm" draw:start-shape="id14" draw:start-glue-point="2" draw:end-shape="id12" draw:end-glue-point="7" svg:d="m20750 16500c0 1166-2666 1749-8000 1749">
          <text:p/>
        </draw:connector>
        <draw:connector draw:style-name="gr3" draw:text-style-name="P2" draw:layer="layout" draw:type="curve" svg:x1="25.125cm" svg:y1="16.5cm" svg:x2="12.75cm" svg:y2="18.249cm" draw:start-shape="id15" draw:start-glue-point="2" draw:end-shape="id12" draw:end-glue-point="7" svg:d="m25125 16500c0 1166-4125 1749-12375 1749">
          <text:p/>
        </draw:connector>
        <draw:connector draw:style-name="gr3" draw:text-style-name="P2" draw:layer="layout" draw:type="curve" svg:x1="13.499cm" svg:y1="3.5cm" svg:x2="4.625cm" svg:y2="6cm" draw:start-shape="id13" draw:start-glue-point="6" draw:end-shape="id2" draw:end-glue-point="0" svg:d="m13499 3500c0 1876-8874 627-8874 2500">
          <text:p/>
        </draw:connector>
        <draw:connector draw:style-name="gr3" draw:text-style-name="P2" draw:layer="layout" draw:type="curve" svg:x1="10.5cm" svg:y1="13.75cm" svg:x2="10.5cm" svg:y2="11.5cm" draw:start-shape="id10" draw:start-glue-point="3" draw:end-shape="id7" draw:end-glue-point="3" svg:d="m10500 13750c-750 0-750-2250 0-2250">
          <text:p/>
        </draw:connector>
        <draw:custom-shape draw:style-name="gr1" draw:text-style-name="P2" draw:id="id18" draw:layer="layout" svg:width="2.5cm" svg:height="1cm" svg:x="19.5cm" svg:y="11cm">
          <text:p text:style-name="P1">^'</text:p>
          <draw:enhanced-geometry svg:viewBox="0 0 21600 21600" draw:type="rectangle" draw:enhanced-path="M 0 0 L 21600 0 21600 21600 0 21600 0 0 Z N"/>
        </draw:custom-shape>
        <draw:custom-shape draw:style-name="gr1" draw:text-style-name="P2" draw:id="id19" draw:layer="layout" svg:width="2.75cm" svg:height="1cm" svg:x="23.75cm" svg:y="11cm">
          <text:p text:style-name="P1">^”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19.5cm" svg:y1="6.5cm" svg:x2="19.5cm" svg:y2="16cm" draw:start-shape="id16" draw:start-glue-point="3" draw:end-shape="id14" draw:end-glue-point="3" svg:d="m19500 6500c-750 0-750 9500 0 9500">
          <text:p/>
        </draw:connector>
        <draw:connector draw:style-name="gr3" draw:text-style-name="P2" draw:layer="layout" draw:type="curve" svg:x1="23.75cm" svg:y1="6.5cm" svg:x2="23.75cm" svg:y2="16cm" draw:start-shape="id17" draw:start-glue-point="3" draw:end-shape="id15" svg:d="m23750 6500c-750 0-750 9500 0 9500">
          <text:p/>
        </draw:connector>
        <draw:connector draw:style-name="gr3" draw:text-style-name="P2" draw:layer="layout" draw:type="curve" svg:x1="20.75cm" svg:y1="7cm" svg:x2="20.75cm" svg:y2="11cm" draw:start-shape="id16" draw:start-glue-point="2" draw:end-shape="id18" svg:d="m20750 7000v4000">
          <text:p/>
        </draw:connector>
        <draw:connector draw:style-name="gr3" draw:text-style-name="P2" draw:layer="layout" draw:type="curve" svg:x1="20.75cm" svg:y1="12cm" svg:x2="20.75cm" svg:y2="15.5cm" draw:start-shape="id18" draw:start-glue-point="2" draw:end-shape="id14" draw:end-glue-point="0" svg:d="m20750 12000v3500">
          <text:p/>
        </draw:connector>
        <draw:connector draw:style-name="gr3" draw:text-style-name="P2" draw:layer="layout" draw:type="curve" svg:x1="25.125cm" svg:y1="7cm" svg:x2="25.125cm" svg:y2="11cm" draw:start-shape="id17" draw:start-glue-point="2" draw:end-shape="id19" svg:d="m25125 7000v4000">
          <text:p/>
        </draw:connector>
        <draw:connector draw:style-name="gr3" draw:text-style-name="P2" draw:layer="layout" draw:type="curve" svg:x1="25.125cm" svg:y1="12cm" svg:x2="25.125cm" svg:y2="15.5cm" draw:start-shape="id19" draw:start-glue-point="2" draw:end-shape="id15" draw:end-glue-point="0" svg:d="m25125 12000v3500">
          <text:p/>
        </draw:connector>
        <draw:connector draw:style-name="gr3" draw:text-style-name="P2" draw:layer="layout" draw:type="curve" svg:x1="20.75cm" svg:y1="12cm" svg:x2="22cm" svg:y2="11.5cm" draw:start-shape="id18" draw:start-glue-point="2" draw:end-shape="id18" draw:end-glue-point="1" svg:d="m20750 12000c0 750 875 625 1375 313s625-813-125-813">
          <text:p/>
        </draw:connector>
        <draw:connector draw:style-name="gr3" draw:text-style-name="P2" draw:layer="layout" draw:type="curve" svg:x1="25.125cm" svg:y1="12cm" svg:x2="26.5cm" svg:y2="11.5cm" draw:start-shape="id19" draw:start-glue-point="2" draw:end-shape="id19" draw:end-glue-point="1" svg:d="m25125 12000c0 750 938 625 1469 313s656-813-94-813">
          <text:p/>
        </draw:connector>
        <draw:connector draw:style-name="gr3" draw:text-style-name="P2" draw:layer="layout" draw:type="curve" svg:x1="15.875cm" svg:y1="14.25cm" svg:x2="17.25cm" svg:y2="13.75cm" draw:start-shape="id8" draw:start-glue-point="2" draw:end-shape="id8" draw:end-glue-point="1" svg:d="m15875 14250c0 750 938 625 1469 313s656-813-94-813">
          <text:p/>
        </draw:connector>
        <draw:connector draw:style-name="gr3" draw:text-style-name="P2" draw:layer="layout" draw:type="curve" svg:x1="11.875cm" svg:y1="12cm" svg:x2="13.25cm" svg:y2="11.5cm" draw:start-shape="id7" draw:start-glue-point="2" draw:end-shape="id7" draw:end-glue-point="1" svg:d="m11875 12000c0 750 938 625 1469 313s656-813-94-813">
          <text:p/>
        </draw:connector>
        <draw:custom-shape draw:style-name="gr1" draw:text-style-name="P2" draw:id="id5" draw:layer="layout" svg:width="2.75cm" svg:height="1cm" svg:x="14.5cm" svg:y="6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1" draw:text-style-name="P2" draw:id="id20" draw:layer="layout" svg:width="2.75cm" svg:height="1cm" svg:x="14.5cm" svg:y="11cm">
          <text:p text:style-name="P1">spac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15.875cm" svg:y1="9.75cm" svg:x2="15.875cm" svg:y2="11cm" draw:start-shape="id6" draw:start-glue-point="2" draw:end-shape="id20" draw:end-glue-point="0" svg:d="m15875 9750v1250">
          <text:p/>
        </draw:connector>
        <draw:connector draw:style-name="gr3" draw:text-style-name="P2" draw:layer="layout" draw:type="curve" svg:x1="15.875cm" svg:y1="12cm" svg:x2="15.875cm" svg:y2="13.25cm" draw:start-shape="id20" draw:start-glue-point="2" draw:end-shape="id8" draw:end-glue-point="0" svg:d="m15875 12000v1250">
          <text:p/>
        </draw:connector>
        <draw:connector draw:style-name="gr3" draw:text-style-name="P2" draw:layer="layout" draw:type="curve" svg:x1="13.499cm" svg:y1="3.5cm" svg:x2="8.125cm" svg:y2="6cm" draw:start-shape="id13" draw:start-glue-point="6" draw:end-shape="id21" svg:d="m13499 3500c0 1876-5374 627-5374 2500">
          <text:p/>
        </draw:connector>
        <draw:connector draw:style-name="gr3" draw:text-style-name="P2" draw:layer="layout" draw:type="curve" svg:x1="13.499cm" svg:y1="3.5cm" svg:x2="11.875cm" svg:y2="6cm" draw:start-shape="id13" draw:start-glue-point="6" draw:end-shape="id3" svg:d="m13499 3500c0 1876-1624 627-1624 2500">
          <text:p/>
        </draw:connector>
        <draw:connector draw:style-name="gr3" draw:text-style-name="P2" draw:layer="layout" draw:type="curve" svg:x1="13.5cm" svg:y1="3.5cm" svg:x2="15.875cm" svg:y2="6cm" draw:start-shape="id13" draw:end-shape="id5" svg:d="m13500 3500c0 1876 2375 627 2375 2500">
          <text:p/>
        </draw:connector>
        <draw:connector draw:style-name="gr3" draw:text-style-name="P2" draw:layer="layout" draw:type="curve" svg:x1="13.5cm" svg:y1="3.5cm" svg:x2="20.75cm" svg:y2="6cm" draw:start-shape="id13" draw:end-shape="id16" draw:end-glue-point="0" svg:d="m13500 3500c0 1876 7250 627 7250 2500">
          <text:p/>
        </draw:connector>
        <draw:connector draw:style-name="gr3" draw:text-style-name="P2" draw:layer="layout" draw:type="curve" svg:x1="13.499cm" svg:y1="3.5cm" svg:x2="25.125cm" svg:y2="6cm" draw:start-shape="id13" draw:start-glue-point="6" draw:end-shape="id17" svg:d="m13499 3500c0 1876 11626 627 11626 2500">
          <text:p/>
        </draw:connector>
        <draw:connector draw:style-name="gr3" draw:text-style-name="P2" draw:layer="layout" draw:type="curve" svg:x1="10.5cm" svg:y1="6.5cm" svg:x2="12.75cm" svg:y2="2.749cm" draw:start-shape="id3" draw:start-glue-point="3" draw:end-shape="id13" draw:end-glue-point="5" svg:d="m10500 6500c-750 0-1875-3751 2250-3751">
          <text:p/>
        </draw:connector>
        <draw:connector draw:style-name="gr3" draw:text-style-name="P2" draw:layer="layout" draw:type="curve" svg:x1="6.75cm" svg:y1="6.5cm" svg:x2="12.75cm" svg:y2="2.749cm" draw:start-shape="id21" draw:start-glue-point="3" draw:end-shape="id13" draw:end-glue-point="5" svg:d="m6750 6500c-750 0-3750-3751 6000-3751">
          <text:p/>
        </draw:connector>
        <draw:connector draw:style-name="gr3" draw:text-style-name="P2" draw:layer="layout" draw:type="curve" svg:x1="3.25cm" svg:y1="6.5cm" svg:x2="12.75cm" svg:y2="2.749cm" draw:start-shape="id2" draw:start-glue-point="3" draw:end-shape="id13" draw:end-glue-point="5" svg:d="m3250 6500c-750 0-5500-3751 9500-3751">
          <text:p/>
        </draw:connector>
        <draw:connector draw:style-name="gr3" draw:text-style-name="P2" draw:layer="layout" draw:type="curve" svg:x1="17.25cm" svg:y1="6.5cm" svg:x2="14.25cm" svg:y2="2.749cm" draw:start-shape="id5" draw:start-glue-point="1" draw:end-shape="id13" draw:end-glue-point="7" svg:d="m17250 6500c750 0 2250-3751-3000-3751">
          <text:p/>
        </draw:connector>
        <draw:connector draw:style-name="gr3" draw:text-style-name="P2" draw:layer="layout" draw:type="curve" svg:x1="22cm" svg:y1="6.5cm" svg:x2="14.25cm" svg:y2="2.749cm" draw:start-shape="id16" draw:start-glue-point="1" draw:end-shape="id13" draw:end-glue-point="7" svg:d="m22000 6500c750 0 4625-3751-7750-3751">
          <text:p/>
        </draw:connector>
        <draw:connector draw:style-name="gr3" draw:text-style-name="P2" draw:layer="layout" draw:type="curve" svg:x1="26.5cm" svg:y1="6.5cm" svg:x2="14.25cm" svg:y2="2.749cm" draw:start-shape="id17" draw:start-glue-point="1" draw:end-shape="id13" draw:end-glue-point="7" svg:d="m26500 6500c750 0 6875-3751-12250-3751">
          <text:p/>
        </draw:connector>
        <draw:custom-shape draw:style-name="gr1" draw:text-style-name="P2" draw:id="id11" draw:layer="layout" svg:width="2.75cm" svg:height="1cm" svg:x="10.5cm" svg:y="15.5cm">
          <text:p text:style-name="P1">/</text:p>
          <draw:enhanced-geometry svg:viewBox="0 0 21600 21600" draw:type="rectangle" draw:enhanced-path="M 0 0 L 21600 0 21600 21600 0 21600 0 0 Z N"/>
        </draw:custom-shape>
        <draw:custom-shape draw:style-name="gr1" draw:text-style-name="P2" draw:id="id9" draw:layer="layout" svg:width="2.75cm" svg:height="1cm" svg:x="14.5cm" svg:y="15.5cm">
          <text:p text:style-name="P1">\n</text:p>
          <draw:enhanced-geometry svg:viewBox="0 0 21600 21600" draw:type="rectangle" draw:enhanced-path="M 0 0 L 21600 0 21600 21600 0 21600 0 0 Z N"/>
        </draw:custom-shape>
        <draw:custom-shape draw:style-name="gr1" draw:text-style-name="P2" draw:id="id14" draw:layer="layout" svg:width="2.5cm" svg:height="1cm" svg:x="19.5cm" svg:y="15.5cm">
          <text:p text:style-name="P1">'</text:p>
          <draw:enhanced-geometry svg:viewBox="0 0 21600 21600" draw:type="rectangle" draw:enhanced-path="M 0 0 L 21600 0 21600 21600 0 21600 0 0 Z N"/>
        </draw:custom-shape>
        <draw:custom-shape draw:style-name="gr1" draw:text-style-name="P2" draw:id="id15" draw:layer="layout" svg:width="2.75cm" svg:height="1cm" svg:x="23.75cm" svg:y="15.5cm">
          <text:p text:style-name="P1">”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10.5cm" svg:y1="9.25cm" svg:x2="10.5cm" svg:y2="13.75cm" draw:start-shape="id4" draw:start-glue-point="3" draw:end-shape="id10" svg:d="m10500 9250c-750 0-750 4500 0 4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VL ゴシック'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'VL ゴシック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akao Sumitomo</meta:initial-creator>
    <meta:creation-date>2009-04-12T18:06:03</meta:creation-date>
    <dc:creator>Takao Sumitomo</dc:creator>
    <dc:date>2009-04-13T21:28:10</dc:date>
    <meta:editing-cycles>6</meta:editing-cycles>
    <meta:editing-duration>PT1H41M28S</meta:editing-duration>
    <meta:user-defined meta:name="情報 1"/>
    <meta:user-defined meta:name="情報 2"/>
    <meta:user-defined meta:name="情報 3"/>
    <meta:user-defined meta:name="情報 4"/>
    <meta:document-statistic meta:object-count="59"/>
  </office:meta>
</office:document-meta>
</file>